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0.156cm" table:align="center"/>
    </style:style>
    <style:style style:name="Tabelle2.A" style:family="table-column">
      <style:table-column-properties style:column-width="4.586cm"/>
    </style:style>
    <style:style style:name="Tabelle2.B" style:family="table-column">
      <style:table-column-properties style:column-width="3.972cm"/>
    </style:style>
    <style:style style:name="Tabelle2.C" style:family="table-column">
      <style:table-column-properties style:column-width="11.598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" style:family="table">
      <style:table-properties style:width="25.7cm" table:align="margins"/>
    </style:style>
    <style:style style:name="Table.A" style:family="table-column">
      <style:table-column-properties style:column-width="12.85cm" style:rel-column-width="32767*"/>
    </style:style>
    <style:style style:name="Table.B" style:family="table-column">
      <style:table-column-properties style:column-width="12.85cm" style:rel-column-width="32768*"/>
    </style:style>
    <style:style style:name="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.B1" style:family="table-cell">
      <style:table-cell-properties fo:padding="0.097cm" fo:border="0.002cm solid #000000"/>
    </style:style>
    <style:style style:name="Table.A2" style:family="table-cell">
      <style:table-cell-properties fo:padding="0.097cm" fo:border-left="0.002cm solid #000000" fo:border-right="none" fo:border-top="none" fo:border-bottom="0.002cm solid #000000"/>
    </style:style>
    <style:style style:name="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48cm" style:rel-column-width="32763*"/>
    </style:style>
    <style:style style:name="Tabella1.B" style:family="table-column">
      <style:table-column-properties style:column-width="12.852cm" style:rel-column-width="3277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25.665cm" fo:margin-left="0.019cm" fo:margin-right="0.016cm" table:align="margins"/>
    </style:style>
    <style:style style:name="Tabella2.A" style:family="table-column">
      <style:table-column-properties style:column-width="12.82cm" style:rel-column-width="32735*"/>
    </style:style>
    <style:style style:name="Tabella2.B" style:family="table-column">
      <style:table-column-properties style:column-width="12.845cm" style:rel-column-width="3280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12.85cm" style:rel-column-width="32767*"/>
    </style:style>
    <style:style style:name="Tabella3.B" style:family="table-column">
      <style:table-column-properties style:column-width="12.8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12.85cm" style:rel-column-width="32767*"/>
    </style:style>
    <style:style style:name="Tabella4.B" style:family="table-column">
      <style:table-column-properties style:column-width="12.85cm" style:rel-column-width="32768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5.675cm" fo:margin-left="0cm" fo:margin-right="0.025cm" table:align="margins"/>
    </style:style>
    <style:style style:name="Tabelle1.A" style:family="table-column">
      <style:table-column-properties style:column-width="1.736cm" style:rel-column-width="4430*"/>
    </style:style>
    <style:style style:name="Tabelle1.B" style:family="table-column">
      <style:table-column-properties style:column-width="2.397cm" style:rel-column-width="6118*"/>
    </style:style>
    <style:style style:name="Tabelle1.C" style:family="table-column">
      <style:table-column-properties style:column-width="1.847cm" style:rel-column-width="4713*"/>
    </style:style>
    <style:style style:name="Tabelle1.D" style:family="table-column">
      <style:table-column-properties style:column-width="19.696cm" style:rel-column-width="50274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style:vertical-align="middle"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Addressee">
      <style:text-properties style:font-name="Courier New" fo:font-size="10pt" style:font-size-asian="10pt" style:font-size-complex="10pt"/>
    </style:style>
    <style:style style:name="P2" style:family="paragraph" style:parent-style-name="Addressee"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3" style:family="paragraph" style:parent-style-name="Addressee">
      <style:paragraph-properties style:text-autospace="none"/>
      <style:text-properties fo:color="#ff0000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style:font-name="Courier New" fo:font-size="10pt" style:font-name-asian="Consolas" style:font-size-asian="10pt" style:font-name-complex="Consolas" style:font-size-complex="10pt"/>
    </style:style>
    <style:style style:name="P10" style:family="paragraph" style:parent-style-name="Standard">
      <style:text-properties fo:color="#0000ff" style:font-name="Courier New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color="#ff0000" style:font-name="Courier New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style:text-autospace="none"/>
      <style:text-properties fo:color="#ff0000" style:font-name="Times New Roman" fo:font-size="12pt" style:font-size-asian="12pt" style:font-size-complex="12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Heading_20_1">
      <style:text-properties fo:color="#000000" style:font-name="Arial" fo:font-size="14pt" style:font-name-asian="Arial1" style:font-size-asian="14pt" style:font-name-complex="Arial1" style:font-size-complex="14pt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color="#0000ff"/>
    </style:style>
    <style:style style:name="T3" style:family="text">
      <style:text-properties fo:color="#0000ff" style:font-name-asian="Consolas" style:font-name-complex="Consolas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-asian="Consolas" style:font-name-complex="Consolas"/>
    </style:style>
    <style:style style:name="T7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9" style:family="text">
      <style:text-properties fo:color="#a31515" style:font-name-asian="Consolas" style:font-name-complex="Consolas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00" style:font-name-asian="Consolas" style:font-name-complex="Consolas"/>
    </style:style>
    <style:style style:name="T12" style:family="text">
      <style:text-properties fo:color="#ff0000"/>
    </style:style>
    <style:style style:name="T13" style:family="text">
      <style:text-properties fo:color="#ff0000" style:font-name-asian="Consolas" style:font-name-complex="Consolas"/>
    </style:style>
    <style:style style:name="T14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wesoft C++ DLL <text:line-break/>to Simplified<text:line-break/>Trenz Electronic C++ DLL <text:line-break/>Porting Guide</text:p>
      <text:p text:style-name="Subtitle">How to write C++ programs using the new Simplified DLL starting from the old DLL.</text:p>
      <text:h text:style-name="Heading_20_1" text:outline-level="1">Introduction</text:h>
      <text:p text:style-name="Text_20_body">There are some major differences between the two DLLs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feature</text:p>
          </table:table-cell>
          <table:table-cell table:style-name="Tabelle2.A1" office:value-type="string">
            <text:p text:style-name="Table_20_Heading">Dewesoft C++ DLL</text:p>
          </table:table-cell>
          <table:table-cell table:style-name="Tabelle2.C1" office:value-type="string">
            <text:p text:style-name="Table_20_Heading">Simplified Trenz Electronic C++ DLL</text:p>
          </table:table-cell>
        </table:table-row>
        <table:table-row>
          <table:table-cell table:style-name="Tabelle2.A2" office:value-type="string">
            <text:p text:style-name="P19">programming language</text:p>
          </table:table-cell>
          <table:table-cell table:style-name="Tabelle2.A2" office:value-type="string">
            <text:p text:style-name="P19">C, C++, Python</text:p>
          </table:table-cell>
          <table:table-cell table:style-name="Tabelle2.C2" office:value-type="string">
            <text:p text:style-name="P19">C, C++, Python</text:p>
          </table:table-cell>
        </table:table-row>
        <table:table-row>
          <table:table-cell table:style-name="Tabelle2.A2" office:value-type="string">
            <text:p text:style-name="Table_20_Contents">architecture</text:p>
          </table:table-cell>
          <table:table-cell table:style-name="Tabelle2.A2" office:value-type="string">
            <text:p text:style-name="Table_20_Contents">standard</text:p>
            <text:p text:style-name="Table_20_Contents">(TE0300DLL.dll)</text:p>
          </table:table-cell>
          <table:table-cell table:style-name="Tabelle2.C2" office:value-type="string">
            <text:p text:style-name="Table_20_Contents">Standard (the stacked nature of the solution is hidden)</text:p>
            <text:p text:style-name="Table_20_Contents">(TE_USB_FX2_CyAPI.dll requires Cypress CyAPI.lib);</text:p>
          </table:table-cell>
        </table:table-row>
        <table:table-row>
          <table:table-cell table:style-name="Tabelle2.A2" office:value-type="string">
            <text:p text:style-name="Table_20_Contents">Handles</text:p>
          </table:table-cell>
          <table:table-cell table:style-name="Tabelle2.A2" office:value-type="string">
            <text:p text:style-name="Table_20_Contents">present</text:p>
          </table:table-cell>
          <table:table-cell table:style-name="Tabelle2.C2" office:value-type="string">
            <text:p text:style-name="Table_20_Contents">absent</text:p>
          </table:table-cell>
        </table:table-row>
        <table:table-row>
          <table:table-cell table:style-name="Tabelle2.A2" office:value-type="string">
            <text:p text:style-name="Table_20_Contents">structures</text:p>
          </table:table-cell>
          <table:table-cell table:style-name="Tabelle2.A2" office:value-type="string">
            <text:p text:style-name="Table_20_Contents">embedded</text:p>
          </table:table-cell>
          <table:table-cell table:style-name="Tabelle2.C2" office:value-type="string">
            <text:p text:style-name="Table_20_Contents">Embedded (defined in Cypress CyAPI.h but invisible to user)</text:p>
          </table:table-cell>
        </table:table-row>
        <table:table-row>
          <table:table-cell table:style-name="Tabelle2.A2" office:value-type="string">
            <text:p text:style-name="Table_20_Contents">parameters*</text:p>
          </table:table-cell>
          <table:table-cell table:style-name="Tabelle2.A2" office:value-type="string">
            <text:p text:style-name="Table_20_Contents">less</text:p>
          </table:table-cell>
          <table:table-cell table:style-name="Tabelle2.C2" office:value-type="string">
            <text:p text:style-name="Table_20_Contents">more</text:p>
          </table:table-cell>
        </table:table-row>
        <table:table-row>
          <table:table-cell table:style-name="Tabelle2.A2" office:value-type="string">
            <text:p text:style-name="Table_20_Contents">freedom*</text:p>
          </table:table-cell>
          <table:table-cell table:style-name="Tabelle2.A2" office:value-type="string">
            <text:p text:style-name="Table_20_Contents">less</text:p>
          </table:table-cell>
          <table:table-cell table:style-name="Tabelle2.C2" office:value-type="string">
            <text:p text:style-name="Table_20_Contents">more</text:p>
          </table:table-cell>
        </table:table-row>
      </table:table>
      <text:p text:style-name="Standard"/>
      <text:p text:style-name="Text_20_body">* Example: in TE0300DLL.dll, the buffer size is fixed to 2 kbyte, while in TE_USB_FX2_CyAPI.dll you are free to choose 4 kbyte or more.</text:p>
      <text:p text:style-name="Text_20_body"/>
      <text:h text:style-name="P21" text:outline-level="1">Function Declarations</text:h>
      <text:p text:style-name="Standard"><text:span text:style-name="T4">#define</text:span><text:span text:style-name="T7"> TE_USB_FX2_CYAPI </text:span><text:span text:style-name="T4">extern</text:span><text:span text:style-name="T7"> </text:span><text:span text:style-name="T10">"C"</text:span><text:span text:style-name="T7"> <text:s/></text:span><text:span text:style-name="T4">__declspec</text:span><text:span text:style-name="T7">(</text:span><text:span text:style-name="T4">dllexport</text:span><text:span text:style-name="T7">)</text:span></text:p>
      <text:p text:style-name="P14"/>
      <text:p text:style-name="P14">//typedef int (WINAPI *_TE_USB_FX2_ScanCards)();</text:p>
      <text:p text:style-name="P13"><text:span text:style-name="T7">TE_USB_FX2_CYAPI </text:span><text:span text:style-name="T4">int</text:span><text:span text:style-name="T7"> TE_USB_FX2_ScanCards ();</text:span></text:p>
      <text:p text:style-name="P6"/>
      <text:p text:style-name="P15">//typedef int (WINAPI *_TE_USB_FX2_Open)(unsigned int* PHandle, int CardNo);</text:p>
      <text:p text:style-name="P13"><text:span text:style-name="T7">TE_USB_FX2_CYAPI </text:span><text:span text:style-name="T4">int</text:span><text:span text:style-name="T7"> TE_USB_FX2_Open (</text:span><text:span text:style-name="T4">int</text:span><text:span text:style-name="T7"> CardNumber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DriverBufferSize);</text:span></text:p>
      <text:p text:style-name="P6"/>
      <text:p text:style-name="P15">//typedef int (WINAPI *_TE_USB_FX2_Close)(unsigned int* PHandle);</text:p>
      <text:p text:style-name="P13"><text:span text:style-name="T7">TE_USB_FX2_CYAPI </text:span><text:span text:style-name="T4">int</text:span><text:span text:style-name="T7"> TE_USB_FX2_Close ();</text:span></text:p>
      <text:p text:style-name="P6"/>
      <text:p text:style-name="P15">//typedef int (WINAPI *_TE_USB_FX2_SendCommand)(unsigned int PHandle, byte* cmd, int cmd_len, byte* reply, int* reply_len, int timeout);</text:p>
      <text:p text:style-name="P13"><text:span text:style-name="T7">TE_USB_FX2_CYAPI </text:span><text:span text:style-name="T4">int</text:span><text:span text:style-name="T7"> TE_USB_FX2_SendCommand ( byte* Command, </text:span><text:span text:style-name="T4">long</text:span><text:span text:style-name="T7"> CmdLength, byte* Reply, </text:span><text:span text:style-name="T4">long</text:span><text:span text:style-name="T7"> ReplyLength, </text:span><text:span text:style-name="T4">unsigned</text:span><text:span text:style-name="T7"> </text:span><text:span text:style-name="T4">long</text:span><text:span text:style-name="T7"> Timeout);</text:span></text:p>
      <text:p text:style-name="P6"/>
      <text:p text:style-name="P15">//typedef int (WINAPI *_TE_USB_FX2_GetData)(unsigned int PHandle, byte* data, int* len, PI_PipeNumber, int timeout);</text:p>
      <text:p text:style-name="P13"><text:span text:style-name="T7">TE_USB_FX2_CYAPI </text:span><text:span text:style-name="T4">int</text:span><text:span text:style-name="T7"> TE_USB_FX2_GetData ( byte* DataRead, </text:span><text:span text:style-name="T4">long</text:span><text:span text:style-name="T7"> DataReadLength);</text:span></text:p>
      <text:p text:style-name="P6"/>
      <text:p text:style-name="P15">//typedef int (WINAPI *_TE_USB_FX2_SetData)(unsigned int PHandle, byte* data, int len, PI_PipeNumber);</text:p>
      <text:p text:style-name="P13"><text:span text:style-name="T7">TE_USB_FX2_CYAPI </text:span><text:span text:style-name="T4">int</text:span><text:span text:style-name="T7"> TE_USB_FX2_SetData ( byte* DataWrite, </text:span><text:span text:style-name="T4">long</text:span><text:span text:style-name="T7"> DataWriteLength);</text:span></text:p>
      <text:p text:style-name="Text_20_body"/>
      <text:p text:style-name="Text_20_body">The two functions that follow appear in the header but are used only internally by the DLL (TE_USB_FX2_CyAPI.dll) and are not exported to the user:</text:p>
      <text:p text:style-name="P13"><text:span text:style-name="T4">int</text:span><text:span text:style-name="T7"> TE_USB_FX2_GetData_InstanceDriverBuffer (CCyUSBDevice *USBDeviceList, CCyBulkEndPoint **BulkInEPx, PI_PipeNumber PipeNo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BufferSize);</text:span></text:p>
      <text:p text:style-name="P6"/>
      <text:p text:style-name="P13"><text:span text:style-name="T4">int</text:span><text:span text:style-name="T7"> TE_USB_FX2_SetData_InstanceDriverBuffer (CCyUSBDevice *USBDeviceList, CCyBulkEndPoint **BulkOutEPx, PI_PipeNumber PipeNo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BufferSize);</text:span></text:p>
      <text:p text:style-name="Text_20_body"/>
      <text:p text:style-name="Text_20_body"><text:span text:style-name="T8">These two functions are called internally by function TE_USB_FX2_Open()</text:span><text:span text:style-name="T7">.</text:span></text:p>
      <text:p text:style-name="Text_20_body"><text:span text:style-name="Strong_20_Emphasis">Internal note</text:span>: With this declaration, TE_USB_FX2_CyAPI.dll has been successfully verified in a Python program (Open_FWUT) using ctypes (used to import/export c types): all functions have been verified (in the Python program Open_FWUT) apart from TE_USB_FX2_GetData() and TE_USB_FX2_SetData(). </text:p>
      <text:h text:style-name="P21" text:outline-level="1">Function Translation</text:h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Table_20_Heading">Dewesoft C++ DLL</text:p>
          </table:table-cell>
          <table:table-cell table:style-name="Table.B1" office:value-type="string">
            <text:p text:style-name="Table_20_Heading">Simplified Trenz Electronic C++ DLL</text:p>
          </table:table-cell>
        </table:table-row>
        <table:table-row>
          <table:table-cell table:style-name="Table.A2" office:value-type="string">
            <text:p text:style-name="P1">HANDLE m_handle = 0;</text:p>
          </table:table-cell>
          <table:table-cell table:style-name="Table.B2" office:value-type="string">
            <text:p text:style-name="P2">Nothing (you must charge the DLL)</text:p>
          </table:table-cell>
        </table:table-row>
        <table:table-row>
          <table:table-cell table:style-name="Table.A2" office:value-type="string">
            <text:p text:style-name="P1">cout &lt;&lt; endl &lt;&lt; TE0300_ScanCards() &lt;&lt; endl;</text:p>
          </table:table-cell>
          <table:table-cell table:style-name="Table.B2" office:value-type="string">
            <text:p text:style-name="P1">cout &lt;&lt; endl &lt;&lt; TE_USB_FX2_ScanCards() &lt;&lt; endl;</text:p>
          </table:table-cell>
        </table:table-row>
        <table:table-row>
          <table:table-cell table:style-name="Table.A2" office:value-type="string">
            <text:p text:style-name="P1">TE0300_Open(&amp;m_handle, 0)!=0</text:p>
          </table:table-cell>
          <table:table-cell table:style-name="Table.B2" office:value-type="string">
            <text:p text:style-name="Addressee"><text:span text:style-name="T15">TE_USB_FX2_Open(0, </text:span><text:span text:style-name="T14">TimeOut, DriverBufferSize</text:span><text:span text:style-name="T15">)!=0</text:span></text:p>
          </table:table-cell>
        </table:table-row>
        <table:table-row>
          <table:table-cell table:style-name="Table.A2" office:value-type="string">
            <text:p text:style-name="P1">TE0300_Open(&amp;m_handle, 1)!=0</text:p>
          </table:table-cell>
          <table:table-cell table:style-name="Table.B2" office:value-type="string">
            <text:p text:style-name="P1">TE_USB_FX2_Open(1, <text:span text:style-name="T14">TimeOut, DriverBufferSize</text:span>)!=0</text:p>
          </table:table-cell>
        </table:table-row>
        <table:table-row>
          <table:table-cell table:style-name="Table.A2" office:value-type="string">
            <text:p text:style-name="P1">TE0300_Close(&amp;m_handle);</text:p>
          </table:table-cell>
          <table:table-cell table:style-name="Table.B2" office:value-type="string">
            <text:p text:style-name="P1">TE_USB_FX2_Close();</text:p>
          </table:table-cell>
        </table:table-row>
        <table:table-row>
          <table:table-cell table:style-name="Table.A2" office:value-type="string">
            <text:p text:style-name="P1">TE0300_SendCommand(handle, cmd, cmd_length, reply, &amp;reply_length, timeout)</text:p>
          </table:table-cell>
          <table:table-cell table:style-name="Table.B2" office:value-type="string">
            <text:p text:style-name="P1">TE_USB_FX2_SendCommand( cmd, cmd_length, reply, reply_length, timeout)</text:p>
          </table:table-cell>
        </table:table-row>
      </table:table>
      <text:p text:style-name="Text_20_body"/>
      <text:p text:style-name="Text_20_body"><text:span text:style-name="Strong_20_Emphasis">Internal notes</text:span>: </text:p>
      <text:p text:style-name="P12"><text:span text:style-name="Variable"><text:span text:style-name="T1">TimeOut</text:span></text:span><text:span text:style-name="T1">, </text:span><text:span text:style-name="Variable"><text:span text:style-name="T1">DriverBufferSize</text:span></text:span><text:span text:style-name="T1"> : it is possible that these parameters can be moved to another function like TE_USB_FX2_SetTimeOut and </text:span></text:p>
      <text:p text:style-name="P3">TE_USB_FX2_SetDriverBufferSize or erased (internally fixed) if Trenz Electronic decides in this direction.</text:p>
      <text:p text:style-name="P3"/>
      <text:p text:style-name="P3">The instantiation of driver buffer happens in TE_USB_FX2_Open(): the user must specify <text:span text:style-name="Variable">TimeOut</text:span> and <text:span text:style-name="Variable">DriverBufferSize</text:span>.</text:p>
      <text:p text:style-name="P3">A future extension is the possibility to set <text:span text:style-name="Variable">TimeOut</text:span> = 1000 (1 ms) and <text:span text:style-name="Variable">DriverBufferSize </text:span>= 131,072 if the respective value passed to the function is 0.</text:p>
      <text:p text:style-name="Standard"/>
      <text:p text:style-name="P1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Dewesoft C++ DLL</text:p>
          </table:table-cell>
          <table:table-cell table:style-name="Tabella1.B1" office:value-type="string">
            <text:p text:style-name="Table_20_Heading">Simplified Trenz Electronic C++ DLL</text:p>
          </table:table-cell>
        </table:table-row>
        <table:table-row>
          <table:table-cell table:style-name="Tabella1.A2" office:value-type="string">
            <text:p text:style-name="P10">//test code, not production code</text:p>
            <text:p text:style-name="P10"/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data[j] = j;</text:p>
            <text:p text:style-name="P7"><text:span text:style-name="T6"><text:s text:c="2"/></text:span><text:span text:style-name="T3">if</text:span><text:span text:style-name="T6"> (TE0300_SetData(handle, data, packetlen, PI_EP8))</text:span></text:p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7">}</text:p>
          </table:table-cell>
          <table:table-cell table:style-name="Tabella1.B2" office:value-type="string">
            <text:p text:style-name="P10">//test code, not production code</text:p>
            <text:p text:style-name="P10"/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data[j] = j;</text:p>
            <text:p text:style-name="P7"><text:span text:style-name="T6"><text:s text:c="2"/></text:span><text:span text:style-name="T3">if</text:span><text:span text:style-name="T6"> (TE_USB_FX2_SetData(data, packetlen))</text:span></text:p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4">}</text:p>
          </table:table-cell>
        </table:table-row>
      </table:table>
      <text:p text:style-name="Standard"/>
      <text:p text:style-name="P1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Heading">Dewesoft C++ DLL</text:p>
          </table:table-cell>
          <table:table-cell table:style-name="Tabella2.B1" office:value-type="string">
            <text:p text:style-name="Table_20_Heading">Simplified Trenz Electronic C++ DLL</text:p>
          </table:table-cell>
        </table:table-row>
        <table:table-row>
          <table:table-cell table:style-name="Tabella2.A2" office:value-type="string">
            <text:p text:style-name="P8"><text:span text:style-name="T3">int</text:span><text:span text:style-name="T6"> packetlen = 512;</text:span></text:p>
            <text:p text:style-name="P5">byte data[512];</text:p>
            <text:p text:style-name="P5"/>
            <text:p text:style-name="P8"><text:span text:style-name="T3">for</text:span><text:span text:style-name="T6"> (</text:span><text:span text:style-name="T3">int</text:span><text:span text:style-name="T6"> i = 0; i &lt; 10; i++)</text:span></text:p>
            <text:p text:style-name="P5">{</text:p>
            <text:p text:style-name="P5"><text:s text:c="2"/>packetlen = 512;</text:p>
            <text:p text:style-name="P8"><text:span text:style-name="T6"><text:s text:c="2"/></text:span><text:span text:style-name="T3">if</text:span><text:span text:style-name="T6"> (TE0300_GetData(handle, data, &amp;packetlen, PI_EP6, 1000))</text:span></text:p>
            <text:p text:style-name="P5"><text:s text:c="2"/>{</text:p>
            <text:p text:style-name="P8"><text:span text:style-name="T6"><text:s text:c="4"/>cout &lt;&lt; </text:span><text:span text:style-name="T9">"ERROR"</text:span><text:span text:style-name="T6"> &lt;&lt; endl;</text:span></text:p>
            <text:p text:style-name="P8"><text:span text:style-name="T6"><text:s text:c="4"/></text:span><text:span text:style-name="T3">return</text:span><text:span text:style-name="T6">;</text:span></text:p>
            <text:p text:style-name="P5"><text:s text:c="2"/>}</text:p>
            <text:p text:style-name="P8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5"><text:s text:c="4"/>cout &lt;&lt; data[j];</text:p>
            <text:p text:style-name="P5"><text:s text:c="2"/>cout &lt;&lt; endl;</text:p>
            <text:p text:style-name="P5">}</text:p>
          </table:table-cell>
          <table:table-cell table:style-name="Tabella2.B2" office:value-type="string"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if</text:span><text:span text:style-name="T6"> (TE_USB_FX2_GetData(data, packetlen))</text:span></text:p>
            <text:p text:style-name="P4"/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cout &lt;&lt; data[j];</text:p>
            <text:p text:style-name="P7"><text:s text:c="2"/>cout &lt;&lt; endl;</text:p>
            <text:p text:style-name="P7">}</text:p>
          </table:table-cell>
        </table:table-row>
      </table:table>
      <text:p text:style-name="Standard"/>
      <text:p text:style-name="P1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Heading">Dewesoft C++ DLL</text:p>
          </table:table-cell>
          <table:table-cell table:style-name="Tabella3.B1" office:value-type="string">
            <text:p text:style-name="Table_20_Heading">Simplified Trenz Electronic C++ DLL</text:p>
          </table:table-cell>
        </table:table-row>
        <table:table-row>
          <table:table-cell table:style-name="Tabella3.A2" office:value-type="string">
            <text:p text:style-name="P8"><text:span text:style-name="T3">void</text:span><text:span text:style-name="T6"> ReadData(</text:span><text:span text:style-name="T3">unsigned</text:span><text:span text:style-name="T6"> </text:span><text:span text:style-name="T3">int</text:span><text:span text:style-name="T6"> handle)</text:span></text:p>
            <text:p text:style-name="P5">{</text:p>
            <text:p text:style-name="P8"><text:span text:style-name="T6"><text:s text:c="2"/></text:span><text:span text:style-name="T3">int</text:span><text:span text:style-name="T6"> packetlen = R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/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RX_PACKET_LEN*packets]; </text:span></text:p>
            <text:p text:style-name="P8"><text:span text:style-name="T6"><text:s text:c="2"/></text:span><text:span text:style-name="T11">//allocate memory</text:span></text:p>
            <text:p text:style-name="P5"/>
            <text:p text:style-name="P5"><text:s text:c="2"/>ResetFX2FifoStatus(handle);</text:p>
            <text:p text:style-name="P5"><text:s text:c="2"/>SendFPGAcommand(handle,FX22MB_REG0_START_TX);</text:p>
            <text:p text:style-name="P8"><text:span text:style-name="T6"><text:s text:c="2"/></text:span><text:span text:style-name="T11">//starts test</text:span></text:p>
            <text:p text:style-name="P5"/>
            <text:p text:style-name="P8"><text:span text:style-name="T6"><text:s text:c="2"/>ElapsedTime.Start(); 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RX_PACKET_LEN;</text:p>
            <text:p text:style-name="P5"/>
            <text:p text:style-name="P8"><text:span text:style-name="T6"><text:s text:c="4"/></text:span><text:span text:style-name="T3">if</text:span><text:span text:style-name="T6"> (TE0300_GetData(handle, </text:span><text:span text:style-name="T13">data+total_cnt</text:span><text:span text:style-name="T6">, &amp;packetlen, PI_EP6,TIMEOUT_MS))</text:span></text:p>
            <text:p text:style-name="P5"><text:s text:c="4"/>{</text:p>
            <text:p text:style-name="P8"><text:span text:style-name="T6"><text:s text:c="6"/>cout &lt;&lt; </text:span><text:span text:style-name="T9">"ERROR"</text:span><text:span text:style-name="T6"> &lt;&lt; endl;</text:span></text:p>
            <text:p text:style-name="P5"><text:s text:c="6"/>errors++;</text:p>
            <text:p text:style-name="P8"><text:span text:style-name="T6"><text:s text:c="6"/></text:span><text:span text:style-name="T3">break</text:span><text:span text:style-name="T6">;</text:span></text:p>
            <text:p text:style-name="P5"><text:s text:c="4"/>}</text:p>
            <text:p text:style-name="P5"><text:s text:c="4"/>total_cnt += packetlen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9"><text:s text:c="2"/>SendFPGAcommand(handle,FX22MB_REG0_STOP);</text:p>
            <text:p text:style-name="P8"><text:span text:style-name="T1"><text:s text:c="2"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  <table:table-cell table:style-name="Tabella3.B2" office:value-type="string">
            <text:p text:style-name="P8"><text:span text:style-name="T3">void</text:span><text:span text:style-name="T6"> ReadData()</text:span></text:p>
            <text:p text:style-name="P5">{</text:p>
            <text:p text:style-name="P8"><text:span text:style-name="T6"><text:s text:c="2"/></text:span><text:span text:style-name="T3">long</text:span><text:span text:style-name="T6"> packetlen = R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><text:s text:c="2"/><text:span text:style-name="T12">byte * data_temp = NULL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RX_PACKET_LEN*packets];</text:span></text:p>
            <text:p text:style-name="P8"><text:span text:style-name="T6"><text:s text:c="2"/></text:span><text:span text:style-name="T11">//allocate memory</text:span></text:p>
            <text:p text:style-name="P5"/>
            <text:p text:style-name="P5"><text:s text:c="2"/>ResetFX2FifoStatus();</text:p>
            <text:p text:style-name="P5"><text:s text:c="2"/>SendFPGAcommand(FX22MB_REG0_START_TX); </text:p>
            <text:p text:style-name="P8"><text:span text:style-name="T6"><text:s text:c="2"/></text:span><text:span text:style-name="T11">//starts test</text:span></text:p>
            <text:p text:style-name="P5"><text:s text:c="2"/></text:p>
            <text:p text:style-name="P8"><text:span text:style-name="T6"><text:s text:c="2"/>ElapsedTime.Start(); 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RX_PACKET_LEN;</text:p>
            <text:p text:style-name="P11"><text:s text:c="4"/>data_temp = &amp;data[total_cnt];</text:p>
            <text:p text:style-name="P8"><text:span text:style-name="T6"><text:s text:c="5"/></text:span><text:span text:style-name="T3">if</text:span><text:span text:style-name="T6"> (TE_USB_FX2_GetData(</text:span><text:span text:style-name="T13">data_temp</text:span><text:span text:style-name="T6">,packetlen))</text:span></text:p>
            <text:p text:style-name="P5"><text:s text:c="5"/>{</text:p>
            <text:p text:style-name="P5"/>
            <text:p text:style-name="P8"><text:span text:style-name="T6"><text:s text:c="7"/>cout &lt;&lt; </text:span><text:span text:style-name="T9">"ERROR read"</text:span><text:span text:style-name="T6"> &lt;&lt; endl;</text:span></text:p>
            <text:p text:style-name="P5"><text:s text:c="7"/>errors++;</text:p>
            <text:p text:style-name="P8"><text:span text:style-name="T6"><text:s text:c="7"/></text:span><text:span text:style-name="T3">break</text:span><text:span text:style-name="T6">;</text:span></text:p>
            <text:p text:style-name="P5"><text:s text:c="5"/>}</text:p>
            <text:p text:style-name="P5"><text:s text:c="5"/>total_cnt += (packetlen)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5"><text:s text:c="2"/>SendFPGAcommand(FX22MB_REG0_STOP);</text:p>
            <text:p text:style-name="P8"><text:span text:style-name="T1"><text:s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</table:table-row>
      </table:table>
      <text:p text:style-name="Text_20_body"/>
      <text:p text:style-name="P1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Table_20_Heading">Dewesoft C++ DLL</text:p>
          </table:table-cell>
          <table:table-cell table:style-name="Tabella4.B1" office:value-type="string">
            <text:p text:style-name="Table_20_Heading">Simplified Trenz Electronic C++ DLL</text:p>
          </table:table-cell>
        </table:table-row>
        <table:table-row>
          <table:table-cell table:style-name="Tabella4.A2" office:value-type="string">
            <text:p text:style-name="P8"><text:span text:style-name="T3">void</text:span><text:span text:style-name="T6"> WriteData(</text:span><text:span text:style-name="T3">unsigned</text:span><text:span text:style-name="T6"> </text:span><text:span text:style-name="T3">int</text:span><text:span text:style-name="T6"> handle)</text:span></text:p>
            <text:p text:style-name="P5">{</text:p>
            <text:p text:style-name="P8"><text:span text:style-name="T6"><text:s text:c="2"/></text:span><text:span text:style-name="T3">int</text:span><text:span text:style-name="T6"> packetlen = T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/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TX_PACKET_LEN*packets]; </text:span></text:p>
            <text:p text:style-name="P8"><text:span text:style-name="T6"><text:s text:c="2"/></text:span><text:span text:style-name="T11">//allocate memory</text:span></text:p>
            <text:p text:style-name="P5"><text:s text:c="2"/>SetData (data);</text:p>
            <text:p text:style-name="P5"><text:s text:c="2"/>ResetFX2FifoStatus(handle);</text:p>
            <text:p text:style-name="P5"><text:s text:c="2"/>SendFPGAcommand(handle,FX22MB_REG0_START_RX);</text:p>
            <text:p text:style-name="P8"><text:span text:style-name="T6"><text:s text:c="2"/></text:span><text:span text:style-name="T11">//starts test</text:span></text:p>
            <text:p text:style-name="P5"><text:s text:c="2"/>ElapsedTime.Start();</text:p>
            <text:p text:style-name="P8"><text:span text:style-name="T6"><text:s text:c="2"/>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TX_PACKET_LEN;</text:p>
            <text:p text:style-name="P8"><text:span text:style-name="T6"><text:s text:c="4"/></text:span><text:span text:style-name="T3">if</text:span><text:span text:style-name="T6"> (TE0300_GetData(handle, </text:span><text:span text:style-name="T13">data+total_cnt</text:span><text:span text:style-name="T6">, &amp;packetlen, PI_EP8,TIMEOUT_MS))</text:span></text:p>
            <text:p text:style-name="P5"><text:s text:c="4"/>{</text:p>
            <text:p text:style-name="P8"><text:span text:style-name="T6"><text:s text:c="6"/>cout &lt;&lt; </text:span><text:span text:style-name="T9">"ERROR"</text:span><text:span text:style-name="T6"> &lt;&lt; endl;</text:span></text:p>
            <text:p text:style-name="P5"><text:s text:c="6"/>errors++;</text:p>
            <text:p text:style-name="P8"><text:span text:style-name="T6"><text:s text:c="6"/></text:span><text:span text:style-name="T3">break</text:span><text:span text:style-name="T6">;</text:span></text:p>
            <text:p text:style-name="P5"><text:s text:c="4"/>}</text:p>
            <text:p text:style-name="P5"><text:s text:c="4"/>total_cnt += packetlen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9"><text:s text:c="2"/>SendFPGAcommand(handle,FX22MB_REG0_STOP);</text:p>
            <text:p text:style-name="P8"><text:span text:style-name="T1"><text:s text:c="2"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  <table:table-cell table:style-name="Tabella4.B2" office:value-type="string">
            <text:p text:style-name="P8"><text:span text:style-name="T3">void</text:span><text:span text:style-name="T6"> WriteData()</text:span></text:p>
            <text:p text:style-name="P5">{</text:p>
            <text:p text:style-name="P8"><text:span text:style-name="T6"><text:s text:c="2"/></text:span><text:span text:style-name="T3">long</text:span><text:span text:style-name="T6"> packetlen = T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><text:s text:c="2"/><text:span text:style-name="T12">byte * data_temp = NULL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TX_PACKET_LEN*packets];</text:span></text:p>
            <text:p text:style-name="P8"><text:span text:style-name="T6"><text:s text:c="2"/></text:span><text:span text:style-name="T11">//allocate memory</text:span></text:p>
            <text:p text:style-name="P5"><text:s text:c="2"/>SetData (data);</text:p>
            <text:p text:style-name="P5"><text:s text:c="2"/>ResetFX2FifoStatus();</text:p>
            <text:p text:style-name="P5"><text:s text:c="2"/>SendFPGAcommand(FX22MB_REG0_START_RX); </text:p>
            <text:p text:style-name="P8"><text:span text:style-name="T6"><text:s text:c="2"/></text:span><text:span text:style-name="T11">//starts test</text:span></text:p>
            <text:p text:style-name="P5"><text:s text:c="2"/>ElapsedTime.Start();</text:p>
            <text:p text:style-name="P8"><text:span text:style-name="T6"><text:s text:c="2"/>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TX_PACKET_LEN;</text:p>
            <text:p text:style-name="P11"><text:s text:c="4"/>data_temp = &amp;data[total_cnt];</text:p>
            <text:p text:style-name="P8"><text:span text:style-name="T6"><text:s text:c="5"/></text:span><text:span text:style-name="T3">if</text:span><text:span text:style-name="T6"> (TE_USB_FX2_GetData(</text:span><text:span text:style-name="T13">data_temp</text:span><text:span text:style-name="T6">,packetlen))</text:span></text:p>
            <text:p text:style-name="P5"><text:s text:c="5"/>{</text:p>
            <text:p text:style-name="P8"><text:span text:style-name="T6"><text:s text:c="7"/>cout &lt;&lt; </text:span><text:span text:style-name="T9">"ERROR read"</text:span><text:span text:style-name="T6"> &lt;&lt; endl;</text:span></text:p>
            <text:p text:style-name="P5"><text:s text:c="7"/>errors++;</text:p>
            <text:p text:style-name="P8"><text:span text:style-name="T6"><text:s text:c="7"/></text:span><text:span text:style-name="T3">break</text:span><text:span text:style-name="T6">;</text:span></text:p>
            <text:p text:style-name="P5"><text:s text:c="5"/>}</text:p>
            <text:p text:style-name="P5"><text:s text:c="5"/>total_cnt += (packetlen)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5"><text:s text:c="2"/>SendFPGAcommand(FX22MB_REG0_STOP);</text:p>
            <text:p text:style-name="P8"><text:span text:style-name="T1"><text:s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</table:table-row>
      </table:table>
      <text:p text:style-name="Standard"/>
      <text:h text:style-name="P21" text:outline-level="1">A Note on the Header File TE_USB_FX2_CyAPI.h</text:h>
      <text:p text:style-name="Text_20_body">Two different header files exist. </text:p>
      <text:p text:style-name="Text_20_body">One is used for the creation of TE_USB_FX2_CyAPI.dll DLL.</text:p>
      <text:p text:style-name="Text_20_body">Another header file (with the same name) is exported for the creation of application programs that use TE_USB_FX2_CyAPI.dll DLL. </text:p>
      <text:p text:style-name="Text_20_body">The latter has some additional lines with regard to the former. This happens to solve some problems with the include files in applications.</text:p>
      <text:p text:style-name="Text_20_body">The lines of difference are the followings (added to TE_USB_FX2_CyAPI.h used for applications).</text:p>
      <text:p text:style-name="Text_20_body"><text:span text:style-name="Source_20_Text">#pragma once</text:span></text:p>
      <text:p text:style-name="Text_20_body"><text:span text:style-name="Source_20_Text">//#include &lt;WinDef.h&gt; NO, it fails at 32 bit</text:span></text:p>
      <text:p text:style-name="Text_20_body"><text:span text:style-name="Source_20_Text">#include &lt;windows.h&gt;</text:span></text:p>
      <text:p text:style-name="Text_20_body"><text:span text:style-name="Source_20_Text">#include "CyAPI.h"</text:span></text:p>
      <text:p text:style-name="Text_20_body"><text:span text:style-name="Source_20_Text">typedef unsigned char byte;</text:span></text:p>
      <text:p text:style-name="Text_20_body"/>
      <text:p text:style-name="Text_20_body"><text:span text:style-name="Strong_20_Emphasis">Internal note</text:span>: The file to use is in C:\Project3264bit\TE_USB_FX2_CyAPI\FileToExportForApplication</text:p>
      <text:h text:style-name="Heading_20_1" text:outline-level="1">Procedure for the Creation of a New Project Using Simplified TE_USB_FX2_CyAPI.dll</text:h>
      <text:p text:style-name="Text_20_body">See document “C++ TE_USB_FX2 API reference manual” </text:p>
      <text:p text:style-name="Standard"><text:s text:c="2"/><text:a xlink:type="simple" xlink:href="http://www.trenz-electronic.de/download/d0/Trenz_Electronic/d1/TE-USB-Suite/d2/generation_3/d3/APIs.html">http://www.trenz-electronic.de/download/d0/Trenz_Electronic/d1/TE-USB-Suite/d2/generation_3/d3/APIs.html</text:a></text:p>
      <text:p text:style-name="Text_20_body">section 3.0 “API Functions” (“Exported function list” excluded).</text:p>
      <text:h text:style-name="P20" text:outline-level="1">Appendix A : Open the Visual Studio 2010 project</text:h>
      <text:p text:style-name="Text_20_body">See document “C++ TE_USB_FX2 API reference manual” </text:p>
      <text:p text:style-name="Standard"><text:s text:c="2"/><text:a xlink:type="simple" xlink:href="http://www.trenz-electronic.de/download/d0/Trenz_Electronic/d1/TE-USB-Suite/d2/generation_3/d3/APIs.html">http://www.trenz-electronic.de/download/d0/Trenz_Electronic/d1/TE-USB-Suite/d2/generation_3/d3/APIs.html</text:a></text:p>
      <text:p text:style-name="Text_20_body">section 7 “<text:span text:style-name="T16">Appendix A : Open the Visual Studio 2010 project</text:span>”.</text:p>
      <text:h text:style-name="Heading_20_1" text:outline-level="1"><text:soft-page-break/>Appendix B : Use of pdb File (Symbolic Debugging)</text:h>
      <text:p text:style-name="Standard">See document “C++ TE_USB_FX2 API reference manual” </text:p>
      <text:p text:style-name="Standard"><text:s text:c="2"/><text:a xlink:type="simple" xlink:href="http://www.trenz-electronic.de/download/d0/Trenz_Electronic/d1/TE-USB-Suite/d2/generation_3/d3/APIs.html">http://www.trenz-electronic.de/download/d0/Trenz_Electronic/d1/TE-USB-Suite/d2/generation_3/d3/APIs.html</text:a></text:p>
      <text:p text:style-name="Text_20_body">section 8 “<text:span text:style-name="T16">Appendix B : use of pdb file (symbolic debugging)</text:span>”.</text:p>
      <text:h text:style-name="Heading_20_1" text:outline-level="1">Document Change History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date</text:p>
          </table:table-cell>
          <table:table-cell table:style-name="Tabelle1.A1" office:value-type="string">
            <text:p text:style-name="Table_20_Heading">author</text:p>
          </table:table-cell>
          <table:table-cell table:style-name="Tabelle1.D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P18">0.1</text:p>
          </table:table-cell>
          <table:table-cell table:style-name="Tabelle1.A2" office:value-type="string">
            <text:p text:style-name="P18">2012-09-24</text:p>
          </table:table-cell>
          <table:table-cell table:style-name="Tabelle1.A2" office:value-type="string">
            <text:p text:style-name="P18">SP, FDR</text:p>
          </table:table-cell>
          <table:table-cell table:style-name="Tabelle1.D2" office:value-type="string">
            <text:p text:style-name="P18">Release Preview.</text:p>
          </table:table-cell>
        </table:table-row>
        <table:table-row>
          <table:table-cell table:style-name="Tabelle1.A2" office:value-type="string">
            <text:p text:style-name="P18">0.2</text:p>
          </table:table-cell>
          <table:table-cell table:style-name="Tabelle1.A2" office:value-type="string">
            <text:p text:style-name="P18">2013-04-09</text:p>
          </table:table-cell>
          <table:table-cell table:style-name="Tabelle1.A2" office:value-type="string">
            <text:p text:style-name="P18">FDR</text:p>
          </table:table-cell>
          <table:table-cell table:style-name="Tabelle1.D2" office:value-type="string">
            <text:p text:style-name="P18">Updated documentation link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x</meta:initial-creator>
    <meta:creation-date>2012-05-26T10:49:34.63</meta:creation-date>
    <dc:date>2013-04-09T16:41:41.21</dc:date>
    <dc:creator>Fabio De Riccardis</dc:creator>
    <meta:editing-duration>P1DT5H16M46S</meta:editing-duration>
    <meta:editing-cycles>29</meta:editing-cycles>
    <meta:generator>OpenOffice.org/3.4.1$Win32 OpenOffice.org_project/341m1$Build-9593</meta:generator>
    <meta:document-statistic meta:table-count="7" meta:image-count="0" meta:object-count="0" meta:page-count="9" meta:paragraph-count="297" meta:word-count="1246" meta:character-count="9713"/>
  </office:meta>
</office:document-meta>
</file>